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FreeSans" fo:font-size="24pt" fo:font-style="normal" fo:font-weight="bold" officeooo:rsid="00ae88cd" officeooo:paragraph-rsid="00ae88cd" style:font-size-asian="24pt" style:font-weight-asian="bold" style:font-size-complex="24pt" style:font-weight-complex="bold"/>
    </style:style>
    <style:style style:name="P2" style:family="paragraph" style:parent-style-name="Preformatted_20_Text">
      <style:text-properties style:font-name="FreeSans" officeooo:paragraph-rsid="00c7542f"/>
    </style:style>
    <style:style style:name="P3" style:family="paragraph" style:parent-style-name="Text_20_body">
      <style:text-properties fo:font-variant="normal" fo:text-transform="none" fo:color="#000000" style:font-name="FreeSans" fo:font-size="24pt" fo:font-style="normal" fo:font-weight="bold" officeooo:rsid="00ae88cd" officeooo:paragraph-rsid="00ae88cd" style:font-size-asian="24pt" style:font-weight-asian="bold" style:font-size-complex="24pt" style:font-weight-complex="bold"/>
    </style:style>
    <style:style style:name="P4" style:family="paragraph" style:parent-style-name="Text_20_body">
      <style:text-properties fo:font-variant="normal" fo:text-transform="none" fo:color="#000000" style:font-name="FreeSans" fo:font-size="10pt" fo:font-style="normal" fo:font-weight="normal" officeooo:rsid="00ae88cd" officeooo:paragraph-rsid="00ae88cd" style:font-size-asian="8.75pt" style:font-weight-asian="normal" style:font-size-complex="10pt" style:font-weight-complex="normal"/>
    </style:style>
    <style:style style:name="P5" style:family="paragraph" style:parent-style-name="Text_20_body">
      <style:text-properties fo:font-variant="normal" fo:text-transform="none" fo:color="#000000" style:font-name="FreeSans" fo:font-size="10pt" fo:font-style="normal" fo:font-weight="normal" officeooo:rsid="00b06314" officeooo:paragraph-rsid="00ae88cd" style:font-size-asian="8.75pt" style:font-weight-asian="normal" style:font-size-complex="10pt" style:font-weight-complex="normal"/>
    </style:style>
    <style:style style:name="P6" style:family="paragraph" style:parent-style-name="Text_20_body">
      <style:text-properties fo:font-variant="normal" fo:text-transform="none" fo:color="#000000" style:font-name="FreeSans" fo:font-size="10pt" fo:font-style="normal" fo:font-weight="bold" officeooo:rsid="00ae88cd" officeooo:paragraph-rsid="00ae88cd" style:font-size-asian="8.75pt" style:font-weight-asian="bold" style:font-size-complex="10pt" style:font-weight-complex="bold"/>
    </style:style>
    <style:style style:name="P7" style:family="paragraph" style:parent-style-name="Text_20_body">
      <style:text-properties fo:font-variant="normal" fo:text-transform="none" fo:color="#000000" style:font-name="FreeSans" fo:font-size="10pt" fo:font-style="normal" fo:font-weight="bold" officeooo:rsid="00ae88cd" officeooo:paragraph-rsid="00b0f5f2" style:font-size-asian="10pt" style:font-weight-asian="bold" style:font-size-complex="10pt" style:font-weight-complex="bold" loext:padding="0cm" loext:border="none"/>
    </style:style>
    <style:style style:name="P8" style:family="paragraph" style:parent-style-name="Text_20_body">
      <style:text-properties fo:font-variant="normal" fo:text-transform="none" fo:color="#000000" style:font-name="FreeSans" fo:font-size="12pt" fo:font-style="normal" fo:font-weight="bold" officeooo:rsid="00c20106" officeooo:paragraph-rsid="00c20106" style:font-size-asian="8.75pt" style:font-weight-asian="normal" style:font-size-complex="10pt" style:font-weight-complex="normal" loext:padding="0cm" loext:border="none"/>
    </style:style>
    <style:style style:name="P9" style:family="paragraph" style:parent-style-name="Text_20_body">
      <style:text-properties fo:font-variant="normal" fo:text-transform="none" fo:color="#000000" style:font-name="FreeSans" fo:font-size="12pt" fo:font-style="normal" fo:font-weight="bold" officeooo:rsid="00ae88cd" officeooo:paragraph-rsid="00b46619" style:font-size-asian="8.75pt" style:font-weight-asian="normal" style:font-size-complex="10pt" style:font-weight-complex="normal"/>
    </style:style>
    <style:style style:name="P10" style:family="paragraph" style:parent-style-name="Text_20_body">
      <style:text-properties fo:font-variant="normal" fo:text-transform="none" fo:color="#000000" style:font-name="FreeSans" fo:font-size="12pt" fo:font-style="normal" fo:font-weight="bold" officeooo:rsid="00ae88cd" officeooo:paragraph-rsid="00b2cbf2" style:font-size-asian="8.75pt" style:font-weight-asian="bold" style:font-size-complex="10pt" style:font-weight-complex="bold"/>
    </style:style>
    <style:style style:name="P11" style:family="paragraph" style:parent-style-name="Text_20_body">
      <style:text-properties fo:font-variant="normal" fo:text-transform="none" fo:color="#000000" style:font-name="FreeSans" fo:font-size="12pt" fo:font-style="normal" fo:font-weight="bold" officeooo:rsid="00ae88cd" officeooo:paragraph-rsid="00b0f5f2" style:font-size-asian="8.75pt" style:font-weight-asian="bold" style:font-size-complex="10pt" style:font-weight-complex="bold"/>
    </style:style>
    <style:style style:name="P12" style:family="paragraph" style:parent-style-name="Text_20_body">
      <style:text-properties fo:font-variant="normal" fo:text-transform="none" fo:color="#000000" style:font-name="FreeSans" fo:font-size="12pt" fo:font-style="normal" fo:font-weight="bold" officeooo:rsid="00b06314" officeooo:paragraph-rsid="00b06314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FreeSans" fo:font-size="12pt" fo:font-style="normal" fo:font-weight="normal" officeooo:rsid="00ae88cd" officeooo:paragraph-rsid="00b0f5f2" style:font-size-asian="8.75pt" style:font-weight-asian="normal" style:font-size-complex="10pt" style:font-weight-complex="normal"/>
    </style:style>
    <style:style style:name="P14" style:family="paragraph" style:parent-style-name="Text_20_body">
      <style:text-properties fo:font-variant="normal" fo:text-transform="none" fo:color="#232629" style:font-name="ui-monospace" fo:font-size="9.75pt" fo:letter-spacing="normal" fo:font-style="normal" fo:font-weight="normal" officeooo:paragraph-rsid="00b0f5f2"/>
    </style:style>
    <style:style style:name="P15" style:family="paragraph" style:parent-style-name="Text_20_body">
      <style:text-properties fo:font-variant="normal" fo:text-transform="none" fo:color="#232629" style:font-name="FreeSans" fo:font-size="10pt" fo:letter-spacing="normal" fo:font-style="normal" fo:font-weight="bold" officeooo:rsid="00ae88cd" officeooo:paragraph-rsid="00b0f5f2" style:font-size-asian="10pt" style:font-weight-asian="bold" style:font-size-complex="10pt" style:font-weight-complex="bold" loext:padding="0cm" loext:border="none"/>
    </style:style>
    <style:style style:name="P16" style:family="paragraph" style:parent-style-name="Text_20_body">
      <style:text-properties fo:color="#000000" style:font-name="FreeSans" fo:font-size="10pt" fo:font-weight="normal" officeooo:rsid="00c20106" officeooo:paragraph-rsid="00c20106"/>
    </style:style>
    <style:style style:name="P17" style:family="paragraph" style:parent-style-name="Text_20_body">
      <style:text-properties fo:color="#000000" style:font-name="FreeSans" fo:font-size="10pt" fo:font-weight="normal" officeooo:paragraph-rsid="00b46619"/>
    </style:style>
    <style:style style:name="P18" style:family="paragraph" style:parent-style-name="Text_20_body">
      <style:text-properties fo:color="#000000" style:font-name="FreeSans" fo:font-size="10pt" fo:font-weight="normal" officeooo:rsid="00b06314" officeooo:paragraph-rsid="00b06314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color="#000000" style:font-name="FreeSans" fo:font-size="10pt" fo:font-weight="normal" officeooo:rsid="00d39ae6" officeooo:paragraph-rsid="00d39ae6" style:font-size-asian="10pt" style:font-weight-asian="normal" style:font-size-complex="10pt" style:font-weight-complex="normal"/>
    </style:style>
    <style:style style:name="P20" style:family="paragraph" style:parent-style-name="Text_20_body">
      <style:text-properties fo:color="#000000" style:font-name="FreeSans" fo:font-size="10pt" fo:font-weight="bold" officeooo:paragraph-rsid="00b0f5f2" style:font-weight-asian="bold" style:font-weight-complex="bold"/>
    </style:style>
    <style:style style:name="P21" style:family="paragraph" style:parent-style-name="Text_20_body">
      <style:text-properties fo:color="#000000" style:font-name="FreeSans" fo:font-size="12pt" fo:font-weight="bold" officeooo:rsid="00b06314" officeooo:paragraph-rsid="00b06314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font-style="normal" officeooo:rsid="00ae88cd" style:font-size-asian="8.75pt" style:font-size-complex="10pt"/>
    </style:style>
    <style:style style:name="T2" style:family="text">
      <style:text-properties fo:font-variant="normal" fo:text-transform="none" fo:font-style="normal" officeooo:rsid="00b0f5f2" style:font-size-asian="8.75pt" style:font-size-complex="10pt"/>
    </style:style>
    <style:style style:name="T3" style:family="text">
      <style:text-properties fo:font-variant="normal" fo:text-transform="none" fo:font-size="12pt" fo:font-style="normal" fo:font-weight="bold" officeooo:rsid="00b06314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font-size="12pt" fo:font-style="normal" fo:font-weight="bold" officeooo:rsid="00ae88c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font-size="12pt" fo:font-style="normal" fo:font-weight="bold" officeooo:rsid="00ae88cd" style:font-size-asian="8.75pt" style:font-weight-asian="normal" style:font-size-complex="10pt" style:font-weight-complex="normal" loext:padding="0cm" loext:border="none"/>
    </style:style>
    <style:style style:name="T6" style:family="text">
      <style:text-properties fo:font-variant="normal" fo:text-transform="none" fo:font-size="12pt" fo:font-style="normal" fo:font-weight="bold" style:font-size-asian="8.75pt" style:font-weight-asian="normal" style:font-size-complex="10pt" style:font-weight-complex="normal" loext:padding="0cm" loext:border="none"/>
    </style:style>
    <style:style style:name="T7" style:family="text">
      <style:text-properties fo:font-variant="normal" fo:text-transform="none" fo:font-size="12pt" fo:font-style="normal" fo:font-weight="bold" officeooo:rsid="00c39d11" style:font-size-asian="8.75pt" style:font-weight-asian="normal" style:font-size-complex="10pt" style:font-weight-complex="normal" loext:padding="0cm" loext:border="none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weight="bold" officeooo:rsid="00c7542f" style:font-weight-asian="bold" style:font-weight-complex="bold" loext:padding="0.049cm" loext:border="0.06pt solid #d9d9e3"/>
    </style:style>
    <style:style style:name="T10" style:family="text">
      <style:text-properties style:font-name="FreeSans"/>
    </style:style>
    <style:style style:name="T11" style:family="text">
      <style:text-properties style:font-name="FreeSans" fo:font-size="10pt" fo:font-weight="bold" officeooo:rsid="00ae88cd" style:font-size-asian="10pt" style:font-weight-asian="bold" style:font-size-complex="10pt" style:font-weight-complex="bold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-0.529cm" svg:y="-84.773cm" svg:width="1.958cm" draw:z-index="0">
        <draw:text-box fo:min-height="258.63cm">
          <text:p text:style-name="Text_20_body"/>
        </draw:text-box>
      </draw:frame>
      <draw:frame draw:style-name="fr1" draw:name="Frame2" text:anchor-type="page" text:anchor-page-number="1" svg:x="0cm" svg:y="-108.585cm" svg:width="1.958cm" draw:z-index="1">
        <draw:text-box fo:min-height="258.63cm">
          <text:p text:style-name="Text_20_body"/>
        </draw:text-box>
      </draw:frame>
      <draw:frame draw:style-name="fr1" draw:name="Frame3" text:anchor-type="page" text:anchor-page-number="1" svg:x="0cm" svg:y="-35.084cm" svg:width="1.958cm" draw:z-index="2">
        <draw:text-box fo:min-height="258.63cm">
          <text:p text:style-name="Text_20_body"/>
        </draw:text-box>
      </draw:frame>
      <text:h text:style-name="P1" text:outline-level="2"><text:s text:c="24"/>Medical Through</text:h>
      <text:p text:style-name="P3"/>
      <text:p text:style-name="P6">php artisan serve</text:p>
      <text:p text:style-name="P20"><text:span text:style-name="T1">npm run watch<text:line-break/><text:line-break/></text:span><text:span text:style-name="T2">composer install</text:span></text:p>
      <text:p text:style-name="P7">composer require laravel/passport</text:p>
      <text:p text:style-name="P7">php artisan passport:install</text:p>
      <text:p text:style-name="P15">sudo npm install --global cross-env</text:p>
      <text:p text:style-name="P14"><text:span text:style-name="Source_20_Text"><text:span text:style-name="T11">npm install cross-env</text:span></text:span></text:p>
      <text:p text:style-name="P2"><text:span text:style-name="Source_20_Text"><text:span text:style-name="T9">nvm use 16</text:span></text:span></text:p>
      <text:p text:style-name="Text_20_body"/>
      <text:p text:style-name="Text_20_body"><text:line-break/><text:span text:style-name="T10"><text:line-break/></text:span></text:p>
      <text:p text:style-name="P16"><text:span text:style-name="T5">f</text:span><text:span text:style-name="T6">or below error </text:span><text:span text:style-name="T7">above command</text:span></text:p>
      <text:p text:style-name="P8">&gt; starter-kit@0.1.0 watch</text:p>
      <text:p text:style-name="P8">&gt; mix watch</text:p>
      <text:p text:style-name="P8"/>
      <text:p text:style-name="P8">sh: 1: mix: not found</text:p>
      <text:p text:style-name="P8"/>
      <text:p text:style-name="P8"/>
      <text:p text:style-name="P8"/>
      <text:p text:style-name="P13">1. php artisan make:model Order -m</text:p>
      <text:p text:style-name="P13">2. php artisan make migration</text:p>
      <text:p text:style-name="P13">3. php artisan migrate</text:p>
      <text:p text:style-name="P13">4. php artisan make:controller OrderController</text:p>
      <text:p text:style-name="P13">5. php artisan make:migration create_categorys_table --create=categorys</text:p>
      <text:p text:style-name="P13"/>
      <text:p text:style-name="P10">https://github.com/MedicalBreakthrough/laravel-drrec </text:p>
      <text:p text:style-name="P10">sumitinbox100@gmail.com </text:p>
      <text:p text:style-name="P11">sumityadav100</text:p>
      <text:p text:style-name="P9">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 <text:s text:c="4"/></text:p>
      <text:p text:style-name="P9">Sumit100</text:p>
      <text:p text:style-name="P9"><text:soft-page-break/></text:p>
      <text:p text:style-name="P9"/>
      <text:p text:style-name="P9"/>
      <text:p text:style-name="P17"><text:span text:style-name="T4"><text:line-break/></text:span><text:span text:style-name="T3">database – app/config/database.php</text:span></text:p>
      <text:p text:style-name="P5">'database' =&gt; env('DB_DATABASE', 'latestmedical'),</text:p>
      <text:p text:style-name="P5">'username' =&gt; env('DB_USERNAME', 'root1'),</text:p>
      <text:p text:style-name="P5">'password' =&gt; env('DB_PASSWORD', 'Vajay8679@'),</text:p>
      <text:p text:style-name="P5"/>
      <text:p text:style-name="P12">resource/js/tivo/src/config.js</text:p>
      <text:p text:style-name="P21"><text:s/><text:span text:style-name="T8"><text:s text:c="6"/>apiUrl: 'http://localhost:8000'</text:span></text:p>
      <text:p text:style-name="P18"><text:s text:c="4"/>// apiUrl: 'http://54.183.216.2',</text:p>
      <text:p text:style-name="P18"/>
      <text:p text:style-name="P18"/>
      <text:p text:style-name="P19">pratik@gmail.com<text:line-break/>Pratik!123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05:05.058484037</meta:creation-date>
    <dc:date>2023-07-17T16:43:15.158709502</dc:date>
    <meta:editing-duration>P2DT46M53S</meta:editing-duration>
    <meta:editing-cycles>91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98" meta:character-count="953" meta:non-whitespace-character-count="840"/>
  </office:meta>
</office:document-meta>
</file>